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officeooo:paragraph-rsid="00139cbe"/>
    </style:style>
    <style:style style:name="P3" style:family="paragraph" style:parent-style-name="Standard">
      <style:text-properties style:font-name="Courier 10 Pitch" officeooo:rsid="0014f9b9" officeooo:paragraph-rsid="0014f9b9"/>
    </style:style>
    <style:style style:name="P4" style:family="paragraph" style:parent-style-name="Standard">
      <style:text-properties style:font-name="Courier 10 Pitch" officeooo:rsid="0014f9b9" officeooo:paragraph-rsid="001aec63"/>
    </style:style>
    <style:style style:name="P5" style:family="paragraph" style:parent-style-name="Standard">
      <style:text-properties style:font-name="Courier 10 Pitch" officeooo:rsid="0014f9b9" officeooo:paragraph-rsid="001b965e"/>
    </style:style>
    <style:style style:name="P6" style:family="paragraph" style:parent-style-name="Standard">
      <style:text-properties style:font-name="Courier 10 Pitch" officeooo:rsid="0016cd66" officeooo:paragraph-rsid="0016cd66"/>
    </style:style>
    <style:style style:name="P7" style:family="paragraph" style:parent-style-name="Standard">
      <style:text-properties style:font-name="Courier 10 Pitch" officeooo:rsid="0016cd66" officeooo:paragraph-rsid="001b965e"/>
    </style:style>
    <style:style style:name="P8" style:family="paragraph" style:parent-style-name="Standard">
      <style:text-properties style:font-name="Courier 10 Pitch" fo:font-size="12pt" style:font-size-asian="12pt" style:font-size-complex="12pt"/>
    </style:style>
    <style:style style:name="P9" style:family="paragraph" style:parent-style-name="Standard">
      <style:text-properties style:font-name="Courier 10 Pitch" fo:font-size="12pt" officeooo:paragraph-rsid="001aeba6" style:font-size-asian="12pt" style:font-size-complex="12pt"/>
    </style:style>
    <style:style style:name="P10" style:family="paragraph" style:parent-style-name="Standard">
      <style:text-properties style:font-name="Courier 10 Pitch" fo:font-size="12pt" officeooo:paragraph-rsid="001eacc2" style:font-size-asian="12pt" style:font-size-complex="12pt"/>
    </style:style>
    <style:style style:name="P11" style:family="paragraph" style:parent-style-name="Standard">
      <style:text-properties style:font-name="Courier 10 Pitch" fo:font-size="12pt" officeooo:paragraph-rsid="00231cbf" style:font-size-asian="12pt" style:font-size-complex="12pt"/>
    </style:style>
    <style:style style:name="P12" style:family="paragraph" style:parent-style-name="Standard">
      <style:text-properties style:font-name="Courier 10 Pitch" fo:font-size="12pt" officeooo:paragraph-rsid="001ca846"/>
    </style:style>
    <style:style style:name="P13" style:family="paragraph" style:parent-style-name="Standard">
      <style:text-properties style:font-name="Courier 10 Pitch" officeooo:paragraph-rsid="001aec63"/>
    </style:style>
    <style:style style:name="P14" style:family="paragraph" style:parent-style-name="Standard">
      <style:text-properties fo:color="#000000" style:font-name="Courier 10 Pitch" fo:font-size="12pt" officeooo:rsid="0014f9b9" officeooo:paragraph-rsid="00139cbe" style:font-name-asian="Droid Sans Fallback1" style:font-size-asian="12pt" style:font-name-complex="Liberation Mono" style:font-size-complex="12pt"/>
    </style:style>
    <style:style style:name="P15" style:family="paragraph" style:parent-style-name="Standard">
      <style:text-properties fo:color="#000000" style:font-name="Courier 10 Pitch" fo:font-size="12pt" officeooo:rsid="001738ae" officeooo:paragraph-rsid="00139cbe" style:font-name-asian="Droid Sans Fallback1" style:font-size-asian="12pt" style:font-name-complex="Liberation Mono" style:font-size-complex="12pt"/>
    </style:style>
    <style:style style:name="P16" style:family="paragraph" style:parent-style-name="Standard">
      <style:text-properties fo:color="#0000ff" style:font-name="Courier 10 Pitch" fo:font-size="12pt" fo:font-weight="bold" officeooo:rsid="001eacc2" officeooo:paragraph-rsid="001eacc2" style:font-size-asian="12pt" style:font-size-complex="12pt"/>
    </style:style>
    <style:style style:name="P17" style:family="paragraph" style:parent-style-name="Standard">
      <style:text-properties fo:color="#0000ff" style:font-name="Courier 10 Pitch" fo:font-size="12pt" fo:font-weight="bold" officeooo:rsid="001eacc2" officeooo:paragraph-rsid="002af7ab" style:font-size-asian="12pt" style:font-size-complex="12pt"/>
    </style:style>
    <style:style style:name="P18" style:family="paragraph" style:parent-style-name="Preformatted_20_Text">
      <style:text-properties fo:color="#000000" style:font-name="Courier 10 Pitch" fo:font-size="12pt" officeooo:paragraph-rsid="00139cbe" style:font-name-asian="Droid Sans Fallback1" style:font-size-asian="12pt" style:font-name-complex="Liberation Mono" style:font-size-complex="12pt"/>
    </style:style>
    <style:style style:name="P19" style:family="paragraph" style:parent-style-name="Preformatted_20_Text">
      <style:text-properties fo:color="#000000" style:font-name="Courier 10 Pitch" fo:font-size="12pt" officeooo:rsid="0014f9b9" officeooo:paragraph-rsid="001738ae" style:font-name-asian="Droid Sans Fallback1" style:font-size-asian="12pt" style:font-name-complex="Liberation Mono" style:font-size-complex="12pt"/>
    </style:style>
    <style:style style:name="P20" style:family="paragraph" style:parent-style-name="Preformatted_20_Text">
      <style:text-properties fo:color="#000000" style:font-name="Courier 10 Pitch" fo:font-size="12pt" officeooo:rsid="0014f9b9" officeooo:paragraph-rsid="001aec63" style:font-name-asian="Droid Sans Fallback1" style:font-size-asian="12pt" style:font-name-complex="Liberation Mono" style:font-size-complex="12pt"/>
    </style:style>
    <style:style style:name="P21" style:family="paragraph" style:parent-style-name="Preformatted_20_Text">
      <style:text-properties fo:color="#000000" style:font-name="Courier 10 Pitch" fo:font-size="12pt" officeooo:rsid="0014f9b9" officeooo:paragraph-rsid="001b965e" style:font-name-asian="Droid Sans Fallback1" style:font-size-asian="12pt" style:font-name-complex="Liberation Mono" style:font-size-complex="12pt"/>
    </style:style>
    <style:style style:name="P22" style:family="paragraph" style:parent-style-name="Preformatted_20_Text">
      <style:text-properties fo:color="#000000" style:font-name="Courier 10 Pitch" fo:font-size="12pt" officeooo:rsid="001738ae" officeooo:paragraph-rsid="0018c128" style:font-name-asian="Droid Sans Fallback1" style:font-size-asian="12pt" style:font-name-complex="Liberation Mono" style:font-size-complex="12pt"/>
    </style:style>
    <style:style style:name="P23" style:family="paragraph" style:parent-style-name="Preformatted_20_Text">
      <style:text-properties fo:color="#000000" style:font-name="Courier 10 Pitch" fo:font-size="12pt" officeooo:rsid="001738ae" officeooo:paragraph-rsid="001738ae" style:font-name-asian="Droid Sans Fallback1" style:font-size-asian="12pt" style:font-name-complex="Liberation Mono" style:font-size-complex="12pt"/>
    </style:style>
    <style:style style:name="P24" style:family="paragraph" style:parent-style-name="Preformatted_20_Text">
      <style:text-properties fo:color="#000000" style:font-name="Courier 10 Pitch" fo:font-size="12pt" officeooo:rsid="001738ae" officeooo:paragraph-rsid="00139cbe" style:font-name-asian="Droid Sans Fallback1" style:font-size-asian="12pt" style:font-name-complex="Liberation Mono" style:font-size-complex="12pt"/>
    </style:style>
    <style:style style:name="P25" style:family="paragraph" style:parent-style-name="Preformatted_20_Text">
      <style:text-properties fo:color="#000000" style:font-name="Courier 10 Pitch" fo:font-size="12pt" officeooo:rsid="001738ae" officeooo:paragraph-rsid="001aec63" style:font-name-asian="Droid Sans Fallback1" style:font-size-asian="12pt" style:font-name-complex="Liberation Mono" style:font-size-complex="12pt"/>
    </style:style>
    <style:style style:name="P26" style:family="paragraph" style:parent-style-name="Preformatted_20_Text">
      <style:text-properties fo:color="#000000" style:font-name="Courier 10 Pitch" fo:font-size="12pt" officeooo:rsid="0018c128" officeooo:paragraph-rsid="001aec63" style:font-name-asian="Droid Sans Fallback1" style:font-size-asian="12pt" style:font-name-complex="Liberation Mono" style:font-size-complex="12pt"/>
    </style:style>
    <style:style style:name="P27" style:family="paragraph" style:parent-style-name="Preformatted_20_Text">
      <style:text-properties fo:color="#000000" style:font-name="Courier 10 Pitch" fo:font-size="12pt" officeooo:rsid="0018d974" officeooo:paragraph-rsid="001aec63" style:font-name-asian="Droid Sans Fallback1" style:font-size-asian="12pt" style:font-name-complex="Liberation Mono" style:font-size-complex="12pt"/>
    </style:style>
    <style:style style:name="P28" style:family="paragraph" style:parent-style-name="Preformatted_20_Text">
      <style:text-properties fo:color="#000000" style:font-name="Courier 10 Pitch" fo:font-size="12pt" style:font-size-asian="12pt" style:font-size-complex="12pt"/>
    </style:style>
    <style:style style:name="P29" style:family="paragraph" style:parent-style-name="Preformatted_20_Text">
      <style:text-properties fo:color="#000000" style:font-name="DejaVu Sans Mono" fo:font-size="11.3000001907349pt" officeooo:rsid="00139cbe" officeooo:paragraph-rsid="001aec63" style:font-size-asian="12pt" style:font-size-complex="12pt"/>
    </style:style>
    <style:style style:name="P30" style:family="paragraph" style:parent-style-name="Preformatted_20_Text">
      <style:text-properties fo:color="#000000" style:font-name="DejaVu Sans Mono" fo:font-size="11.3000001907349pt" officeooo:rsid="001738ae" officeooo:paragraph-rsid="00139cbe" style:font-name-asian="Droid Sans Fallback1" style:font-size-asian="12pt" style:font-name-complex="Liberation Mono" style:font-size-complex="12pt"/>
    </style:style>
    <style:style style:name="P31" style:family="paragraph" style:parent-style-name="Preformatted_20_Text">
      <style:text-properties fo:color="#000000" style:font-name="DejaVu Sans Mono" fo:font-size="11.3000001907349pt" officeooo:rsid="001738ae" officeooo:paragraph-rsid="002395b1" style:font-name-asian="Droid Sans Fallback1" style:font-size-asian="12pt" style:font-name-complex="Liberation Mono" style:font-size-complex="12pt"/>
    </style:style>
    <style:style style:name="P32" style:family="paragraph" style:parent-style-name="Preformatted_20_Text">
      <style:text-properties officeooo:paragraph-rsid="001aec63"/>
    </style:style>
    <style:style style:name="P33"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11.3000001907349pt" officeooo:rsid="001e9f37" officeooo:paragraph-rsid="001e9f37" style:font-name-asian="Droid Sans Fallback1" style:font-size-asian="10pt" style:font-name-complex="Liberation Mono" style:font-size-complex="10pt"/>
    </style:style>
    <style:style style:name="P34"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11.3000001907349pt" officeooo:rsid="001e9f37" officeooo:paragraph-rsid="001eacc2" style:font-name-asian="Droid Sans Fallback1" style:font-size-asian="10pt" style:font-name-complex="Liberation Mono" style:font-size-complex="10pt"/>
    </style:style>
    <style:style style:name="P35"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11.3000001907349pt" fo:font-weight="bold" officeooo:rsid="001e9f37" officeooo:paragraph-rsid="001d6aa8" style:font-name-asian="Droid Sans Fallback1" style:font-size-asian="10pt" style:font-name-complex="Liberation Mono" style:font-size-complex="10pt"/>
    </style:style>
    <style:style style:name="P36" style:family="paragraph" style:parent-style-name="Preformatted_20_Text">
      <style:paragraph-properties fo:background-color="#ffffff">
        <style:background-image/>
      </style:paragraph-properties>
      <style:text-properties fo:color="#000000" officeooo:paragraph-rsid="001ca846"/>
    </style:style>
    <style:style style:name="P37" style:family="paragraph" style:parent-style-name="Preformatted_20_Text">
      <style:paragraph-properties fo:background-color="#ffffff">
        <style:background-image/>
      </style:paragraph-properties>
      <style:text-properties fo:color="#000000" officeooo:paragraph-rsid="001d6aa8"/>
    </style:style>
    <style:style style:name="T1" style:family="text">
      <style:text-properties officeooo:rsid="000fe891"/>
    </style:style>
    <style:style style:name="T2" style:family="text">
      <style:text-properties fo:color="#0000ff" fo:font-weight="bold"/>
    </style:style>
    <style:style style:name="T3" style:family="text">
      <style:text-properties fo:color="#0000ff" fo:font-weight="bold" officeooo:rsid="00139cbe"/>
    </style:style>
    <style:style style:name="T4" style:family="text">
      <style:text-properties fo:color="#0000ff" fo:font-weight="bold" officeooo:rsid="001a45b1"/>
    </style:style>
    <style:style style:name="T5" style:family="text">
      <style:text-properties fo:color="#0000ff" fo:font-weight="bold" officeooo:rsid="001aeba6"/>
    </style:style>
    <style:style style:name="T6" style:family="text">
      <style:text-properties fo:color="#0000ff" fo:font-weight="bold" officeooo:rsid="000fe891"/>
    </style:style>
    <style:style style:name="T7" style:family="text">
      <style:text-properties fo:color="#0000ff" fo:font-weight="bold" officeooo:rsid="001aec63"/>
    </style:style>
    <style:style style:name="T8" style:family="text">
      <style:text-properties fo:color="#0000ff" fo:font-weight="bold" style:font-size-asian="12pt" style:font-size-complex="12pt"/>
    </style:style>
    <style:style style:name="T9" style:family="text">
      <style:text-properties fo:color="#0000ff" fo:font-weight="bold" officeooo:rsid="001aeba6" style:font-size-asian="12pt" style:font-size-complex="12pt"/>
    </style:style>
    <style:style style:name="T10" style:family="text">
      <style:text-properties fo:color="#0000ff" fo:font-weight="bold" officeooo:rsid="001eacc2"/>
    </style:style>
    <style:style style:name="T11" style:family="text">
      <style:text-properties fo:color="#0000ff" fo:font-size="11.3000001907349pt" fo:font-weight="bold" officeooo:rsid="00139cbe"/>
    </style:style>
    <style:style style:name="T12" style:family="text">
      <style:text-properties fo:color="#0000ff" style:font-name="Courier 10 Pitch" fo:font-size="12pt" fo:font-weight="bold"/>
    </style:style>
    <style:style style:name="T13" style:family="text">
      <style:text-properties fo:color="#0000ff" style:font-name="Courier 10 Pitch" fo:font-size="12pt" fo:font-weight="bold" officeooo:rsid="001aeba6"/>
    </style:style>
    <style:style style:name="T14" style:family="text">
      <style:text-properties fo:color="#0000ff" style:font-name="Courier 10 Pitch" fo:font-size="12pt" fo:font-weight="bold" officeooo:rsid="00139cbe" style:font-name-asian="Droid Sans Fallback1" style:font-size-asian="12pt" style:font-name-complex="Liberation Mono" style:font-size-complex="12pt"/>
    </style:style>
    <style:style style:name="T15" style:family="text">
      <style:text-properties fo:color="#0000ff" style:font-name="Courier 10 Pitch" fo:font-size="12pt" fo:font-weight="bold" officeooo:rsid="001aeba6" style:font-name-asian="Droid Sans Fallback1" style:font-size-asian="12pt" style:font-name-complex="Liberation Mono" style:font-size-complex="12pt"/>
    </style:style>
    <style:style style:name="T16" style:family="text">
      <style:text-properties fo:color="#0000ff" fo:font-size="12pt" fo:font-weight="bold" style:font-size-asian="12pt" style:font-size-complex="12pt"/>
    </style:style>
    <style:style style:name="T17" style:family="text">
      <style:text-properties fo:color="#0000ff" fo:font-size="12pt" fo:font-weight="bold" officeooo:rsid="001aeba6" style:font-size-asian="12pt" style:font-size-complex="12pt"/>
    </style:style>
    <style:style style:name="T18" style:family="text">
      <style:text-properties fo:color="#0000ff" fo:font-size="12pt" fo:font-weight="bold" officeooo:rsid="00139cbe" style:font-size-asian="12pt" style:font-size-complex="12pt"/>
    </style:style>
    <style:style style:name="T19" style:family="text">
      <style:text-properties fo:color="#0000ff" fo:font-size="12pt" fo:font-weight="bold" officeooo:rsid="0018c128" style:font-size-asian="12pt" style:font-size-complex="12pt"/>
    </style:style>
    <style:style style:name="T20" style:family="text">
      <style:text-properties fo:color="#0000ff" fo:font-size="12pt" fo:font-weight="bold" officeooo:rsid="0014f9b9" style:font-size-asian="12pt" style:font-size-complex="12pt"/>
    </style:style>
    <style:style style:name="T21" style:family="text">
      <style:text-properties fo:color="#0000ff" fo:font-size="12pt" fo:font-weight="bold" officeooo:rsid="0026185f" style:font-size-asian="12pt" style:font-size-complex="12pt"/>
    </style:style>
    <style:style style:name="T22" style:family="text">
      <style:text-properties fo:color="#0000ff" style:font-name="DejaVu Sans Mono" fo:font-size="11.3000001907349pt" fo:font-weight="bold"/>
    </style:style>
    <style:style style:name="T23" style:family="text">
      <style:text-properties fo:color="#000000"/>
    </style:style>
    <style:style style:name="T24" style:family="text">
      <style:text-properties fo:color="#000000" fo:font-size="11.3000001907349pt" fo:font-weight="bold" officeooo:rsid="00139cbe"/>
    </style:style>
    <style:style style:name="T25" style:family="text">
      <style:text-properties fo:color="#000000" fo:font-weight="bold"/>
    </style:style>
    <style:style style:name="T26" style:family="text">
      <style:text-properties fo:color="#000000" fo:font-weight="bold" officeooo:rsid="001aeba6"/>
    </style:style>
    <style:style style:name="T27" style:family="text">
      <style:text-properties fo:color="#000000" fo:font-weight="bold" officeooo:rsid="001aec63"/>
    </style:style>
    <style:style style:name="T28" style:family="text">
      <style:text-properties fo:color="#000000" fo:font-weight="bold" style:font-size-asian="12pt" style:font-size-complex="12pt"/>
    </style:style>
    <style:style style:name="T29" style:family="text">
      <style:text-properties fo:color="#000000" fo:font-weight="bold" officeooo:rsid="001aeba6" style:font-size-asian="12pt" style:font-size-complex="12pt"/>
    </style:style>
    <style:style style:name="T30" style:family="text">
      <style:text-properties fo:color="#000000" style:font-name="Courier 10 Pitch" fo:font-size="12pt" officeooo:rsid="001738ae" style:font-name-asian="Droid Sans Fallback1" style:font-size-asian="12pt" style:font-name-complex="Liberation Mono" style:font-size-complex="12pt"/>
    </style:style>
    <style:style style:name="T31" style:family="text">
      <style:text-properties fo:color="#000000" style:font-name="Courier 10 Pitch" fo:font-size="12pt" officeooo:rsid="0018c128" style:font-name-asian="Droid Sans Fallback1" style:font-size-asian="12pt" style:font-name-complex="Liberation Mono" style:font-size-complex="12pt"/>
    </style:style>
    <style:style style:name="T32" style:family="text">
      <style:text-properties fo:color="#000000" style:font-name="Courier 10 Pitch" fo:font-size="12pt" officeooo:rsid="002395b1" style:font-name-asian="Droid Sans Fallback1" style:font-size-asian="12pt" style:font-name-complex="Liberation Mono" style:font-size-complex="12pt"/>
    </style:style>
    <style:style style:name="T33" style:family="text">
      <style:text-properties fo:color="#000000" style:font-name="DejaVu Sans Mono" fo:font-size="11.3000001907349pt"/>
    </style:style>
    <style:style style:name="T34" style:family="text">
      <style:text-properties fo:color="#000000" officeooo:rsid="001aeba6"/>
    </style:style>
    <style:style style:name="T35" style:family="text">
      <style:text-properties officeooo:rsid="00139cbe"/>
    </style:style>
    <style:style style:name="T36" style:family="text">
      <style:text-properties officeooo:rsid="0014f9b9"/>
    </style:style>
    <style:style style:name="T37" style:family="text">
      <style:text-properties officeooo:rsid="0016cd66"/>
    </style:style>
    <style:style style:name="T38" style:family="text">
      <style:text-properties officeooo:rsid="001738ae"/>
    </style:style>
    <style:style style:name="T39" style:family="text">
      <style:text-properties officeooo:rsid="0018c128"/>
    </style:style>
    <style:style style:name="T40" style:family="text">
      <style:text-properties fo:font-weight="bold"/>
    </style:style>
    <style:style style:name="T41" style:family="text">
      <style:text-properties fo:font-weight="bold" officeooo:rsid="00139cbe"/>
    </style:style>
    <style:style style:name="T42" style:family="text">
      <style:text-properties fo:font-weight="bold" style:font-weight-asian="normal" style:font-weight-complex="normal"/>
    </style:style>
    <style:style style:name="T43" style:family="text">
      <style:text-properties officeooo:rsid="0018d974"/>
    </style:style>
    <style:style style:name="T44" style:family="text">
      <style:text-properties officeooo:rsid="0018e763"/>
    </style:style>
    <style:style style:name="T45" style:family="text">
      <style:text-properties officeooo:rsid="001aeba6"/>
    </style:style>
    <style:style style:name="T46" style:family="text">
      <style:text-properties officeooo:rsid="001aec63"/>
    </style:style>
    <style:style style:name="T47" style:family="text">
      <style:text-properties style:font-name="DejaVu Sans Mono" fo:font-size="11.3000001907349pt"/>
    </style:style>
    <style:style style:name="T48" style:family="text">
      <style:text-properties style:font-name="DejaVu Sans Mono" fo:font-size="11.3000001907349pt" officeooo:rsid="001d6aa8"/>
    </style:style>
    <style:style style:name="T49" style:family="text">
      <style:text-properties style:font-name="DejaVu Sans Mono" fo:font-size="11.3000001907349pt" officeooo:rsid="002395b1"/>
    </style:style>
    <style:style style:name="T50" style:family="text">
      <style:text-properties style:font-name="DejaVu Sans Mono" fo:font-size="11.3000001907349pt" officeooo:rsid="0026df69"/>
    </style:style>
    <style:style style:name="T51" style:family="text">
      <style:text-properties officeooo:rsid="001c1903"/>
    </style:style>
    <style:style style:name="T52" style:family="text">
      <style:text-properties style:font-size-asian="12pt" style:font-size-complex="12pt"/>
    </style:style>
    <style:style style:name="T53" style:family="text">
      <style:text-properties officeooo:rsid="001ca846"/>
    </style:style>
    <style:style style:name="T54" style:family="text">
      <style:text-properties fo:font-weight="normal" style:font-weight-asian="normal" style:font-weight-complex="normal"/>
    </style:style>
    <style:style style:name="T55" style:family="text">
      <style:text-properties fo:font-weight="normal" officeooo:rsid="001eacc2" style:font-weight-asian="normal" style:font-weight-complex="normal"/>
    </style:style>
    <style:style style:name="T56" style:family="text">
      <style:text-properties officeooo:rsid="00231cbf"/>
    </style:style>
    <style:style style:name="T57" style:family="text">
      <style:text-properties officeooo:rsid="002395b1"/>
    </style:style>
    <style:style style:name="T58" style:family="text">
      <style:text-properties officeooo:rsid="0024e882"/>
    </style:style>
    <style:style style:name="T59" style:family="text">
      <style:text-properties officeooo:rsid="0026185f"/>
    </style:style>
    <style:style style:name="T60" style:family="text">
      <style:text-properties officeooo:rsid="0026df69"/>
    </style:style>
    <style:style style:name="T61" style:family="text">
      <style:text-properties officeooo:rsid="002af7ab"/>
    </style:style>
    <style:style style:name="T62" style:family="text">
      <style:text-properties officeooo:rsid="002bfc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General information</text:p>
      <text:p text:style-name="P1"/>
      <text:p text:style-name="P9"><text:bookmark-start text:name="__DdeLink__252_1649723764"/><text:span text:style-name="T2">&amp;lt;</text:span><text:span text:style-name="T5">p&gt;</text:span><text:bookmark-start text:name="__DdeLink__0_319734743"/><text:bookmark-start text:name="__DdeLink__240_1649723764"/>This application generates RINEX observation files from GNSS raw data acquired from the <text:span text:style-name="T35">GPS/GNSS </text:span>receiver.<text:span text:style-name="T2">&amp;lt;/</text:span><text:span text:style-name="T5">p&gt;</text:span></text:p>
      <text:p text:style-name="P9"><text:span text:style-name="T2">&amp;lt;</text:span><text:span text:style-name="T26">p</text:span><text:span text:style-name="T4">&gt;</text:span>To do it <text:span text:style-name="T35">follow the steps in the list:</text:span><text:span text:style-name="T3">&amp;lt;/</text:span><text:span text:style-name="T5">p&gt;</text:span></text:p>
      <text:p text:style-name="P9"><text:span text:style-name="T5">&amp;lt;</text:span><text:span text:style-name="T26">ol</text:span><text:span text:style-name="T4">&gt;</text:span></text:p>
      <text:p text:style-name="P9"><text:span text:style-name="T4">&amp;lt;</text:span><text:span text:style-name="T26">li</text:span><text:span text:style-name="T4">&gt;</text:span><text:span text:style-name="T5">S</text:span><text:span text:style-name="T35">etup the parameters for data acquisition</text:span><text:span text:style-name="T4">&amp;lt;/</text:span><text:span text:style-name="T26">li</text:span><text:span text:style-name="T4">&gt;</text:span></text:p>
      <text:p text:style-name="P9"><text:span text:style-name="T4">&amp;lt;</text:span><text:span text:style-name="T26">li</text:span><text:span text:style-name="T4">&gt;</text:span><text:span text:style-name="T45">Perform the acquisition, saving observation and navigation raw data in files</text:span><text:span text:style-name="T4">&amp;lt;/</text:span><text:span text:style-name="T26">li</text:span><text:span text:style-name="T4">&gt;</text:span></text:p>
      <text:p text:style-name="P9"><text:span text:style-name="T4">&amp;lt;</text:span><text:span text:style-name="T26">li</text:span><text:span text:style-name="T4">&gt;</text:span><text:span text:style-name="T45">Setup metadata for RINEX files and parameters to generate them</text:span><text:span text:style-name="T4">&amp;lt;/</text:span><text:span text:style-name="T26">li</text:span><text:span text:style-name="T4">&gt;</text:span></text:p>
      <text:p text:style-name="P9"><text:span text:style-name="T4">&amp;lt;</text:span><text:span text:style-name="T26">li</text:span><text:span text:style-name="T4">&gt;</text:span><text:span text:style-name="T45">Select the raw data files to be converted to RINEX</text:span><text:span text:style-name="T4">&amp;lt;/</text:span><text:span text:style-name="T26">li</text:span><text:span text:style-name="T4">&gt;</text:span></text:p>
      <text:p text:style-name="P9"><text:span text:style-name="T4">&amp;lt;/</text:span><text:span text:style-name="T26">ol</text:span><text:span text:style-name="T4">&gt;</text:span></text:p>
      <text:p text:style-name="P12"><text:span text:style-name="T8">&amp;lt;</text:span><text:span text:style-name="T28">br</text:span><text:span text:style-name="T8">&gt;&amp;lt;</text:span><text:span text:style-name="T29">p</text:span><text:span text:style-name="T8">&gt;</text:span><text:span text:style-name="T52">The application <text:s/>stores the raw data and RINEX files in the public </text:span><text:span text:style-name="T22">&amp;lt;</text:span><text:span text:style-name="T33">em&gt;</text:span><text:span text:style-name="T52">Documents</text:span><text:span text:style-name="T22">&amp;lt;/</text:span><text:span text:style-name="T33">em&gt;</text:span><text:span text:style-name="T52"> directory.</text:span><text:span text:style-name="T8">&amp;lt;/</text:span><text:span text:style-name="T9">p&gt;</text:span></text:p>
      <text:p text:style-name="P11"><text:span text:style-name="T2">&amp;lt;</text:span><text:span text:style-name="T25">br</text:span><text:span text:style-name="T2">&gt;&amp;lt;</text:span><text:span text:style-name="T27">p</text:span><text:span text:style-name="T2">&gt;</text:span><text:bookmark-start text:name="__DdeLink__744_1238295782"/><text:span text:style-name="T7">For a correct </text:span><text:span text:style-name="T6">functioning, </text:span><text:span text:style-name="T7">t</text:span>he user has to give permissions to the application to access the <text:span text:style-name="T22">&amp;lt;</text:span><text:span text:style-name="T33">em&gt;</text:span><text:span text:style-name="T23">Positioning service</text:span><text:span text:style-name="T22">&amp;lt;/</text:span><text:span text:style-name="T33">em&gt; </text:span>and the <text:span text:style-name="T22">&amp;lt;</text:span><text:span text:style-name="T33">em&gt;</text:span>Documents<text:span text:style-name="T22">&amp;lt;/</text:span><text:span text:style-name="T33">em&gt;</text:span> directory<text:span text:style-name="T1">.</text:span><text:span text:style-name="T6">&amp;lt;</text:span><text:bookmark-end text:name="__DdeLink__744_1238295782"/><text:span text:style-name="T6">/</text:span><text:span text:style-name="T5">p&gt;</text:span></text:p>
      <text:p text:style-name="P8"/>
      <text:p text:style-name="P29"><text:span text:style-name="T2">&amp;lt;</text:span>br&gt;<text:span text:style-name="T2">&amp;lt;</text:span><text:span text:style-name="T7">p</text:span>&gt;<text:span text:style-name="T2">&amp;lt;</text:span>font color="red"&gt;<text:span text:style-name="T45">CREDITS</text:span><text:span text:style-name="T2">&amp;lt;/</text:span>font&gt;<text:span text:style-name="T12">&amp;lt;/</text:span><text:span text:style-name="T13">p&gt;</text:span></text:p>
      <text:p text:style-name="P16"><text:bookmark-end text:name="__DdeLink__252_1649723764"/><text:bookmark-end text:name="__DdeLink__240_1649723764"/><text:bookmark-start text:name="__DdeLink__657_1385609110"/>&amp;lt;<text:span text:style-name="T34">p</text:span>&gt;toRINEX V<text:span text:style-name="T62">3</text:span>.<text:span text:style-name="T62">0</text:span>, <text:span text:style-name="T61">July</text:span> 20<text:span text:style-name="T62">20&amp;lt;/p&gt;</text:span></text:p>
      <text:p text:style-name="P17">&amp;lt;<text:span text:style-name="T34">p</text:span>&gt;This application has been developed using Android Studio 3.0.1 and tested in Nexus 5X with Android 7.1.2<text:span text:style-name="T61"> and Xiaomi Mi 8 with Android 9&amp;lt;/p&gt;</text:span></text:p>
      <text:p text:style-name="P10"><text:span text:style-name="T2">&amp;lt;</text:span><text:span text:style-name="T25">br</text:span><text:span text:style-name="T2">&gt;&amp;lt;</text:span><text:span text:style-name="T27">p</text:span><text:span text:style-name="T2">&gt;</text:span><text:span text:style-name="T10">Contact: </text:span><text:a xlink:type="simple" xlink:href="mailto:gnssapps@gmail.com">gnss.apps@gmail.com</text:a><text:span text:style-name="T10"> </text:span><text:span text:style-name="T6">&amp;lt;/</text:span><text:span text:style-name="T5">p&gt;</text:span></text:p>
      <text:p text:style-name="P10"><text:bookmark-end text:name="__DdeLink__657_1385609110"/></text:p>
      <text:p text:style-name="P16"/>
      <text:p text:style-name="P18">Information on <text:span text:style-name="T44">setup for </text:span>acquisition</text:p>
      <text:p text:style-name="P2"/>
      <text:p text:style-name="P13"><text:bookmark-start text:name="__DdeLink__257_1649723764"/><text:span text:style-name="T16">&amp;lt;</text:span><text:span text:style-name="T17">p&gt;</text:span><text:bookmark-start text:name="__DdeLink__62_850696729"/>Each acquisition of GNSS raw data is performed with the receiver/phone placed in a fixed point.<text:span text:style-name="T18">&amp;lt;/</text:span><text:span text:style-name="T17">p&gt;</text:span></text:p>
      <text:p text:style-name="P13"><text:span text:style-name="T16">&amp;lt;</text:span><text:span text:style-name="T17">p&gt;</text:span><text:bookmark-start text:name="__DdeLink__746_1238295782"/>All<text:span text:style-name="T36"> data data collected in a given point will be stored in an Observation Raw Data file (ORD extension)</text:span><text:bookmark-end text:name="__DdeLink__746_1238295782"/><text:span text:style-name="T36">.</text:span><text:span text:style-name="T18">&amp;lt;/</text:span><text:span text:style-name="T17">p&gt;</text:span></text:p>
      <text:p text:style-name="P4"><text:span text:style-name="T11">&amp;lt;</text:span><text:span text:style-name="T24">br</text:span><text:span text:style-name="T11">&gt;</text:span><text:span text:style-name="T18">&amp;lt;</text:span><text:span text:style-name="T17">p&gt;</text:span>A Survey is a set of files containing measurements f<text:span text:style-name="T56">rom</text:span> several points. The survey name is used to create a directory where all related <text:span text:style-name="T56">files </text:span>will be placed.<text:span text:style-name="T18">&amp;lt;/</text:span><text:span text:style-name="T17">p&gt;</text:span></text:p>
      <text:p text:style-name="P5"><text:span text:style-name="T19">&amp;lt;</text:span><text:span text:style-name="T17">p&gt;</text:span><text:span text:style-name="T39">The proposed survey names have the format</text:span><text:span text:style-name="T18">&amp;lt;/</text:span><text:span text:style-name="T17">p&gt;</text:span><text:span text:style-name="T39"> </text:span><text:span text:style-name="T19">&amp;lt;</text:span><text:span text:style-name="T17">p&gt;</text:span><text:bookmark-start text:name="__DdeLink__748_1238295782"/><text:span text:style-name="T39">SYearMonthDay_Hour_Minute</text:span><text:bookmark-end text:name="__DdeLink__748_1238295782"/><text:span text:style-name="T18">&amp;lt;/</text:span><text:span text:style-name="T17">p&gt;</text:span></text:p>
      <text:p text:style-name="P5"><text:span text:style-name="T19">&amp;lt;</text:span><text:span text:style-name="T17">p&gt;</text:span><text:span text:style-name="T39">being them in the current local time reference.</text:span><text:span text:style-name="T18">&amp;lt;/</text:span><text:span text:style-name="T17">p&gt;</text:span></text:p>
      <text:p text:style-name="P3"/>
      <text:p text:style-name="P4"><text:span text:style-name="T11">&amp;lt;</text:span><text:span text:style-name="T24">br</text:span><text:span text:style-name="T11">&gt;</text:span><text:span text:style-name="T18">&amp;lt;</text:span><text:span text:style-name="T17">p&gt;</text:span>Observation raw data <text:span text:style-name="T58">in each ORD file </text:span>are grouped by epochs, each one containing the set of measurements taken by the receiver <text:bookmark text:name="__DdeLink__267_1649723764"/>from all satellites in view.<text:span text:style-name="T18">&amp;lt;/</text:span><text:span text:style-name="T17">p&gt;</text:span></text:p>
      <text:p text:style-name="P4"><text:span text:style-name="T16">&amp;lt;</text:span><text:span text:style-name="T17">p&gt;</text:span>The user has to select the number of epochs to be collected for each point, and the epoch interval in seconds.<text:span text:style-name="T18">&amp;lt;/</text:span><text:span text:style-name="T17">p&gt;</text:span></text:p>
      <text:p text:style-name="P3"/>
      <text:p text:style-name="P7"><text:bookmark-start text:name="__DdeLink__270_1649723764"/><text:span text:style-name="T11">&amp;lt;</text:span><text:span text:style-name="T24">br</text:span><text:span text:style-name="T11">&gt;</text:span><text:span text:style-name="T18">&amp;lt;</text:span><text:span text:style-name="T17">p&gt;</text:span>Some devices are able to provide data transmitted in<text:span text:style-name="T59">side</text:span> the satellites navigation messages. The user can select if such data would be acquired or not.<text:span text:style-name="T18">&amp;lt;/</text:span><text:span text:style-name="T17">p&gt;</text:span></text:p>
      <text:p text:style-name="P7"><text:span text:style-name="T20">&amp;lt;</text:span><text:span text:style-name="T17">p&gt;</text:span><text:span text:style-name="T21">If acquired, a</text:span>ll navigation data taken during a survey would <text:soft-page-break/>be stored in a unique Navigation Raw Data file (NRD extension).<text:span text:style-name="T18">&amp;lt;/</text:span><text:span text:style-name="T17">p&gt;</text:span></text:p>
      <text:p text:style-name="P6"><text:bookmark-end text:name="__DdeLink__257_1649723764"/><text:bookmark-end text:name="__DdeLink__62_850696729"/><text:bookmark-end text:name="__DdeLink__270_1649723764"/></text:p>
      <text:p text:style-name="P3"/>
      <text:p text:style-name="P18">Information on performing acquisition</text:p>
      <text:p text:style-name="P14"/>
      <text:p text:style-name="P20"><text:bookmark-start text:name="__DdeLink__261_1649723764"/><text:span text:style-name="T3">&amp;lt;</text:span><text:span text:style-name="T5">p&gt;</text:span><text:bookmark-start text:name="__DdeLink__65_850696729"/>The upper half window show<text:span text:style-name="T39">s</text:span> the status of the satellites being tracked.<text:span text:style-name="T3">&amp;lt;/</text:span><text:span text:style-name="T5">p&gt;</text:span></text:p>
      <text:p text:style-name="P20"><text:span text:style-name="T3">&amp;lt;</text:span><text:span text:style-name="T5">p&gt;</text:span><text:span text:style-name="T37">It can take some time this information to be available, depending on the status of the receiver (cold or warm start, aid data available, etc.) and the visibility of satellites.</text:span><text:span text:style-name="T3">&amp;lt;/</text:span><text:span text:style-name="T5">p&gt;</text:span></text:p>
      <text:p text:style-name="P21"><text:span text:style-name="T3">&amp;lt;</text:span><text:span text:style-name="T41">br</text:span><text:span text:style-name="T3">&gt;&amp;lt;</text:span><text:span text:style-name="T5">p&gt;</text:span><text:span text:style-name="T38">The status presented includes data on epoch time (GPS week and Time of Week), and for each satellite its identification, tracking status, signal to noise ration, and observables available (in black) or not available (in red).</text:span><text:span text:style-name="T3">&amp;lt;/</text:span><text:span text:style-name="T5">p&gt;</text:span></text:p>
      <text:p text:style-name="P21"><text:span text:style-name="T3">&amp;lt;</text:span><text:span text:style-name="T5">p&gt;</text:span><text:span text:style-name="T38">Satellites and observables are named using RINEX rules.</text:span><text:span text:style-name="T3">&amp;lt;/</text:span><text:span text:style-name="T5">p&gt;</text:span></text:p>
      <text:p text:style-name="P25"><text:span text:style-name="T3">&amp;lt;</text:span><text:span text:style-name="T41">br</text:span><text:span text:style-name="T3">&gt;&amp;lt;</text:span><text:span text:style-name="T5">p&gt;</text:span>Also it is given a message on availability of navigation messages data.<text:span text:style-name="T3">&amp;lt;/</text:span><text:span text:style-name="T5">p&gt;</text:span></text:p>
      <text:p text:style-name="P23"/>
      <text:p text:style-name="P25"><text:span text:style-name="T3">&amp;lt;</text:span><text:span text:style-name="T41">br</text:span><text:span text:style-name="T3">&gt;&amp;lt;</text:span><text:span text:style-name="T5">p&gt;</text:span>To start <text:span text:style-name="T57">data </text:span>acquisition in a given point, the user shall press the START ACQUISITION button. The progress bar will inform on the acquisition progress.<text:span text:style-name="T3">&amp;lt;/</text:span><text:span text:style-name="T5">p&gt;</text:span></text:p>
      <text:p text:style-name="P25"><text:span text:style-name="T3">&amp;lt;</text:span><text:span text:style-name="T5">p&gt;</text:span>If it is pressed STOP ACQUISITION the acquisition process for this point would be aborted an<text:span text:style-name="T39">d</text:span> no ORD file would be created.<text:span text:style-name="T3">&amp;lt;/</text:span><text:span text:style-name="T5">p&gt;</text:span></text:p>
      <text:p text:style-name="P26"><text:span text:style-name="T3">&amp;lt;</text:span><text:span text:style-name="T41">br</text:span><text:span text:style-name="T3">&gt;&amp;lt;</text:span><text:span text:style-name="T5">p&gt;</text:span>The name of the ORD files have the format P_minute_second.ORD, being minute and second <text:span text:style-name="T51">of </text:span>the local time at the acquisition start.<text:span text:style-name="T3">&amp;lt;/</text:span><text:span text:style-name="T5">p&gt;</text:span></text:p>
      <text:p text:style-name="P23"/>
      <text:p text:style-name="P25"><text:span text:style-name="T3">&amp;lt;</text:span><text:span text:style-name="T41">br</text:span><text:span text:style-name="T3">&gt;&amp;lt;</text:span><text:span text:style-name="T5">p&gt;</text:span>Information on the current survey and already acquired files is <text:span text:style-name="T46">shown</text:span> below the progress bar.<text:span text:style-name="T3">&amp;lt;/</text:span><text:span text:style-name="T5">p&gt;</text:span></text:p>
      <text:p text:style-name="P19"><text:bookmark-end text:name="__DdeLink__261_1649723764"/></text:p>
      <text:p text:style-name="P19"><text:bookmark-end text:name="__DdeLink__65_850696729"/></text:p>
      <text:p text:style-name="P24">Information on <text:span text:style-name="T44">setup for </text:span>RINEX generation</text:p>
      <text:p text:style-name="P15"/>
      <text:p text:style-name="P32"><text:bookmark-start text:name="__DdeLink__263_1649723764"/><text:span text:style-name="T14">&amp;lt;</text:span><text:span text:style-name="T15">p&gt;</text:span><text:bookmark-start text:name="__DdeLink__70_850696729"/><text:bookmark-start text:name="__DdeLink__68_850696729"/><text:span text:style-name="T30">Before generating RINEX files it is necessary to provide </text:span><text:span text:style-name="T32">meta</text:span><text:span text:style-name="T30">data to be include in the RINEX header records.</text:span><text:span text:style-name="T14">&amp;lt;/</text:span><text:span text:style-name="T15">p&gt;</text:span></text:p>
      <text:p text:style-name="P32"><text:span text:style-name="T14">&amp;lt;</text:span><text:span text:style-name="T15">p&gt;</text:span><text:span text:style-name="T31">Meaning of data to be provided can be fou</text:span><text:span text:style-name="T30">nd in the Receiver Independent Exchange Format (RINEX) </text:span><text:span text:style-name="T31">documen</text:span><text:span text:style-name="T30">ts available from the International GNSS Service (IGS)</text:span><text:span text:style-name="T31">.</text:span><text:span text:style-name="T14">&amp;lt;/</text:span><text:span text:style-name="T15">p&gt;</text:span></text:p>
      <text:p text:style-name="P22"/>
      <text:p text:style-name="P25"><text:span text:style-name="T3">&amp;lt;</text:span><text:span text:style-name="T41">br</text:span><text:span text:style-name="T3">&gt;&amp;lt;</text:span><text:span text:style-name="T5">p&gt;</text:span><text:span text:style-name="T43">Also the user can provide </text:span>parameters that would affect <text:span text:style-name="T43">filtering of data </text:span>to be <text:span text:style-name="T43">used to generate files, like constellations, satellites and observables.</text:span><text:span text:style-name="T3">&amp;lt;/</text:span><text:span text:style-name="T5">p&gt;</text:span></text:p>
      <text:p text:style-name="P27"><text:span text:style-name="T3">&amp;lt;</text:span><text:span text:style-name="T41">br</text:span><text:span text:style-name="T3">&gt;&amp;lt;</text:span><text:span text:style-name="T5">p&gt;</text:span>When generating RINEX files it is created a log file. The user can define the wanted level of logging to be used (from INFO to FINEST).<text:span text:style-name="T3">&amp;lt;/</text:span><text:span text:style-name="T5">p&gt;</text:span><text:bookmark-end text:name="__DdeLink__263_1649723764"/></text:p>
      <text:p text:style-name="P15"/>
      <text:p text:style-name="P30">Information on RINEX files generation</text:p>
      <text:p text:style-name="P15"><text:soft-page-break/></text:p>
      <text:p text:style-name="P31"><text:bookmark-start text:name="__DdeLink__662_1385609110"/><text:span text:style-name="T2">&amp;lt;</text:span>p&gt;<text:bookmark-start text:name="__DdeLink__751_1238295782"/><text:span text:style-name="T53">To generate RINEX files select first the the raw data to be used. To do that it is necessary to select the survey from the list of existing ones, and then the raw data files to be used.</text:span><text:bookmark-end text:name="__DdeLink__751_1238295782"/><text:span text:style-name="T2">&amp;lt;</text:span>/p&gt;</text:p>
      <text:p text:style-name="P36"><text:span text:style-name="T22">&amp;lt;</text:span><text:span text:style-name="T47">p&gt;</text:span><text:span text:style-name="T48">RINEX observation files can be generated when ORD files are selected.</text:span><text:span text:style-name="T22">&amp;lt;</text:span><text:span text:style-name="T47">/p&gt;</text:span></text:p>
      <text:p text:style-name="P37"><text:span text:style-name="T22">&amp;lt;</text:span><text:span text:style-name="T47">p&gt;</text:span><text:span text:style-name="T48">RINEX navigation file</text:span><text:span text:style-name="T50">s</text:span><text:span text:style-name="T48"> can be generated when </text:span><text:span text:style-name="T50">the</text:span><text:span text:style-name="T49"> </text:span><text:span text:style-name="T48">NRD file is selected.</text:span><text:span text:style-name="T22">&amp;lt;</text:span><text:span text:style-name="T47">/p&gt;</text:span></text:p>
      <text:p text:style-name="P33"><text:span text:style-name="T40">&amp;lt;</text:span>br&gt;<text:span text:style-name="T40">&amp;lt;</text:span>p&gt;Press ONE FILE FOR ALL button to generate a unique RINEX observation file for all ORD files selected. <text:span text:style-name="T57">An e</text:span>vent flag record of type <text:span text:style-name="T40">&amp;lt;</text:span>em&gt;new site occupation<text:span text:style-name="T40">&amp;lt;/</text:span>em&gt; will be inserted to separate epochs from the different <text:span text:style-name="T57">ORD </text:span>files<text:span text:style-name="T40">&amp;lt;</text:span>/p&gt;</text:p>
      <text:p text:style-name="P33"><text:span text:style-name="T40">&amp;lt;</text:span>br&gt;<text:span text:style-name="T40">&amp;lt;</text:span>p&gt;Press ONE FOR EACH SELECTED button to generate a RINEX file for each ORD file selected<text:span text:style-name="T40">&amp;lt;</text:span>/p&gt;</text:p>
      <text:p text:style-name="P34"><text:span text:style-name="T40">&amp;lt;</text:span>br&gt;<text:span text:style-name="T40">&amp;lt;</text:span>p&gt;The list of existing RINEX files in the survey <text:span text:style-name="T60">is <text:s/>d</text:span>isplayed below <text:span text:style-name="T60">above </text:span>buttons.<text:span text:style-name="T40"> </text:span><text:span text:style-name="T54">They are </text:span><text:span text:style-name="T55">located</text:span><text:span text:style-name="T54"> in the RINEX subdirectory inside the survey directory.&amp;lt;/p&gt;</text:span></text:p>
      <text:p text:style-name="P34"><text:span text:style-name="T42">&amp;lt;</text:span><text:span text:style-name="T54">br&gt;</text:span><text:span text:style-name="T42">&amp;lt;</text:span><text:span text:style-name="T54">p&gt;</text:span><text:span text:style-name="T55">A</text:span><text:bookmark-start text:name="__DdeLink__775_467489800"/><text:span text:style-name="T55">ll files generated by this version of the application (ORD, NRD, log, RINEX observation) are text files, and you can use a file manager to access them and a text editor to display their contents.</text:span><text:bookmark-end text:name="__DdeLink__775_467489800"/><text:span text:style-name="T54">&amp;lt;/p&gt;</text:span></text:p>
      <text:p text:style-name="P35"><text:bookmark-end text:name="__DdeLink__0_319734743"/><text:bookmark-end text:name="__DdeLink__70_850696729"/><text:bookmark-end text:name="__DdeLink__68_850696729"/><text:bookmark-end text:name="__DdeLink__662_13856091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2:07:42.680707528</meta:creation-date>
    <dc:date>2020-07-14T18:54:48.008072873</dc:date>
    <meta:editing-duration>PT5H10M4S</meta:editing-duration>
    <meta:editing-cycles>11</meta:editing-cycles>
    <meta:generator>LibreOffice/4.2.8.2$Linux_X86_64 LibreOffice_project/420m0$Build-2</meta:generator>
    <meta:document-statistic meta:table-count="0" meta:image-count="0" meta:object-count="0" meta:page-count="3" meta:paragraph-count="48" meta:word-count="775" meta:character-count="5383" meta:non-whitespace-character-count="4654"/>
  </office:meta>
</office:document-meta>
</file>